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style:contextual-spacing="true" fo:line-height="150%" fo:text-align="center" style:justify-single-word="false" fo:text-indent="1.251cm" style:auto-text-indent="false" style:page-number="auto"/>
      <style:text-properties style:font-name="Times New Roman" fo:font-size="12pt" fo:language="bg" fo:country="BG" fo:font-style="normal" fo:font-weight="bold" officeooo:rsid="000aa300" officeooo:paragraph-rsid="00200e13" style:font-size-asian="12pt" style:font-style-asian="normal" style:font-weight-asian="bold" style:font-size-complex="12pt" style:font-style-complex="normal" style:font-weight-complex="bold" style:script-type="latin"/>
    </style:style>
    <style:style style:name="P2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fo:language="bg" fo:country="BG" fo:font-style="normal" fo:font-weight="bold" officeooo:rsid="0008a6e1" officeooo:paragraph-rsid="00200e13" style:font-size-asian="14pt" style:font-style-asian="normal" style:font-weight-asian="bold" style:font-size-complex="14pt" style:font-style-complex="normal" style:font-weight-complex="bold" style:script-type="latin"/>
    </style:style>
    <style:style style:name="P3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2pt" fo:language="bg" fo:country="BG" fo:font-style="italic" fo:font-weight="normal" officeooo:rsid="0008a6e1" officeooo:paragraph-rsid="00200e13" style:font-size-asian="12pt" style:font-style-asian="italic" style:font-weight-asian="normal" style:font-size-complex="12pt" style:font-style-complex="italic" style:font-weight-complex="normal" style:script-type="latin"/>
    </style:style>
    <style:style style:name="P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italic" fo:font-weight="bold" style:font-size-asian="12pt" style:font-style-asian="italic" style:font-weight-asian="bold" style:font-size-complex="12pt" style:font-style-complex="italic" style:font-weight-complex="bold" style:script-type="latin"/>
    </style:style>
    <style:style style:name="P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style:font-size-asian="12pt" style:font-size-complex="12pt" style:script-type="latin"/>
    </style:style>
    <style:style style:name="P6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style:font-size-asian="12pt" style:font-size-complex="12pt" style:script-type="latin"/>
    </style:style>
    <style:style style:name="P7" style:family="paragraph" style:parent-style-name="Heading_20_2">
      <style:paragraph-properties fo:line-height="150%" fo:text-align="justify" style:justify-single-word="false" fo:text-indent="1.251cm" style:auto-text-indent="false"/>
      <style:text-properties fo:language="bg" fo:country="BG" style:script-type="latin"/>
    </style:style>
    <style:style style:name="P8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normal" fo:font-weight="normal" officeooo:rsid="001f8fb0" style:font-size-asian="12pt" style:font-style-asian="normal" style:font-weight-asian="normal" style:font-size-complex="12pt" style:font-style-complex="normal" style:font-weight-complex="normal" style:script-type="latin"/>
    </style:style>
    <style:style style:name="P9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italic" fo:font-weight="bold" officeooo:rsid="003163c4" officeooo:paragraph-rsid="003163c4" style:font-size-asian="12pt" style:font-style-asian="italic" style:font-weight-asian="bold" style:font-size-complex="12pt" style:font-style-complex="italic" style:font-weight-complex="bold" style:script-type="latin"/>
    </style:style>
    <style:style style:name="P10" style:family="paragraph" style:parent-style-name="Text_20_body">
      <style:paragraph-properties fo:line-height="150%" fo:text-align="justify" style:justify-single-word="false" fo:text-indent="1.251cm" style:auto-text-indent="false"/>
      <style:text-properties fo:font-variant="normal" fo:text-transform="none" style:use-window-font-color="true" loext:opacity="0%" style:font-name="Times New Roman" fo:font-size="12pt" fo:language="bg" fo:country="BG" fo:font-style="normal" fo:font-weight="normal" officeooo:rsid="003163c4" officeooo:paragraph-rsid="003163c4" style:font-size-asian="12pt" style:font-style-asian="normal" style:font-weight-asian="normal" style:font-size-complex="12pt" style:font-style-complex="normal" style:font-weight-complex="normal" style:script-type="latin"/>
    </style:style>
    <style:style style:name="P11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language="bg" fo:country="BG" officeooo:rsid="003163c4" style:font-size-asian="12pt" style:script-type="latin"/>
    </style:style>
    <style:style style:name="P12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language="bg" fo:country="BG" officeooo:rsid="003163c4" officeooo:paragraph-rsid="0032025d" style:font-size-asian="12pt" style:script-type="latin"/>
    </style:style>
    <style:style style:name="P13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officeooo:rsid="003163c4" officeooo:paragraph-rsid="0032025d" style:script-type="latin"/>
    </style:style>
    <style:style style:name="P14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officeooo:rsid="001f8fb0" style:font-size-asian="12pt" style:font-size-complex="12pt" style:script-type="latin"/>
    </style:style>
    <style:style style:name="P15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officeooo:rsid="001f8fb0" style:script-type="latin"/>
    </style:style>
    <style:style style:name="P16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italic" fo:font-weight="bold" officeooo:rsid="001f8fb0" officeooo:paragraph-rsid="001f8fb0" style:font-size-asian="12pt" style:font-style-asian="italic" style:font-weight-asian="bold" style:font-size-complex="12pt" style:font-style-complex="italic" style:font-weight-complex="bold" style:script-type="latin"/>
    </style:style>
    <style:style style:name="P17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language="bg" fo:country="BG" fo:font-style="italic" fo:font-weight="bold" officeooo:rsid="001f8fb0" officeooo:paragraph-rsid="001f8fb0" style:font-style-asian="italic" style:font-weight-asian="bold" style:font-style-complex="italic" style:font-weight-complex="bold" style:script-type="latin"/>
    </style:style>
    <style:style style:name="P18" style:family="paragraph" style:parent-style-name="Text_20_body" style:list-style-name="L1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style:font-style-asian="italic" style:font-weight-asian="bold" style:font-style-complex="italic" style:font-weight-complex="bold" style:script-type="latin"/>
    </style:style>
    <style:style style:name="P19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style:font-style-asian="italic" style:font-weight-asian="bold" style:font-style-complex="italic" style:font-weight-complex="bold" style:script-type="latin"/>
    </style:style>
    <style:style style:name="P20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officeooo:paragraph-rsid="002cfe7e" style:font-style-asian="italic" style:font-weight-asian="bold" style:font-style-complex="italic" style:font-weight-complex="bold" style:script-type="latin"/>
    </style:style>
    <style:style style:name="P21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officeooo:paragraph-rsid="0022b8bc" style:font-style-asian="normal" style:font-weight-asian="normal" style:font-style-complex="normal" style:font-weight-complex="normal" style:script-type="latin"/>
    </style:style>
    <style:style style:name="P22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language="bg" fo:country="BG" officeooo:rsid="0022ffd2" style:font-size-asian="12pt" style:script-type="latin"/>
    </style:style>
    <style:style style:name="P23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officeooo:paragraph-rsid="00200e13" style:font-style-asian="normal" style:font-weight-asian="normal" style:font-style-complex="normal" style:font-weight-complex="normal" style:script-type="lat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fo:font-weight="bold" officeooo:rsid="001f8fb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fffc" style:font-style-asian="italic" style:font-weight-asian="bold" style:font-style-complex="italic" style:font-weight-complex="bold"/>
    </style:style>
    <style:style style:name="T5" style:family="text">
      <style:text-properties officeooo:rsid="00333bfb"/>
    </style:style>
    <style:style style:name="T6" style:family="text">
      <style:text-properties style:font-name="Times New Roman" fo:font-size="12pt" fo:font-style="italic" officeooo:rsid="001f8fb0" style:font-size-asian="12pt" style:font-style-asian="italic" style:font-size-complex="12pt" style:font-style-complex="italic"/>
    </style:style>
    <style:style style:name="T7" style:family="text">
      <style:text-properties officeooo:rsid="0027ee79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6871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7ee7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2acaf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200e1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weight="bold" officeooo:rsid="002cfe7e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weight="bold" officeooo:rsid="002eb659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font-weight="normal" officeooo:rsid="0022ffd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style="italic" fo:font-weight="normal" officeooo:rsid="00200e13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 New Roman" fo:font-size="12pt" fo:font-style="italic" fo:font-weight="bold" officeooo:rsid="00200e13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 проект по „Социално-правни аспекти на информационните технологии“</text:p>
      <text:p text:style-name="P2">КН-02.12.2025-6: Какво представляват псевдонимизацията и анонимизацията в сферата на информатиката.<text:line-break/><text:span text:style-name="T1">въведение, инструменти и технологии</text:span></text:p>
      <text:p text:style-name="P3">Изпълнител – Цветомир Стайков, Компютърни науки, 1MI0800469</text:p>
      <text:p text:style-name="P3">Проверил - гл. ас. д-р Калина Георгиева</text:p>
      <text:p text:style-name="P4"><text:s/>Въведение</text:p>
      <text:p text:style-name="P5">Личните данни включват информация като имена, адреси и данни за онлайн активност. Съвременните услуги изискват тяхното събиране и обработване, което поставя въпроса за условията за използването им. Проектът разглежда основните нормативни актове за защита на личните данни, методите за анонимизация и псевдонимизация и тяхното практическо приложение.</text:p>
      <text:p text:style-name="P4">Нормативни източници </text:p>
      <text:p text:style-name="P6">В Конституцията на Република България личните данни не са изрично дефинирани, но чл. 32, ал. 1 гарантира неприкосновеността на личния живот, част от който е информацията, разкриваща идентичността на лицето.</text:p>
      <text:p text:style-name="P6">На международно ниво Конвенция 108/108+ установява първите стандарти за защита на личните данни, включително принципи за законност, прозрачност и защита от неправомерен достъп.</text:p>
      <text:p text:style-name="P6">В европейското законодателство ключово значение имат Директива 95/46/ЕО, която въвежда основи на защитата на данните, и Регламент (ЕС) 2016/679 (GDPR), който я заменя. GDPR дефинира понятието „лични данни“, определя ролите на администратора и обработващия, както и принципите и задълженията при обработване.</text:p>
      <text:p text:style-name="P6">В националната правна рамка Законът за защита на личните данни (ЗЗЛД) доразвива изискванията на GDPR и регламентира правомощията на Комисията за защита на личните данни (КЗЛД).</text:p>
      <text:p text:style-name="P6">Към него се прилага и подзаконовият акт — Правилникът за дейността на КЗЛД и нейния административен апарат (ПДКЗЛДНА), който урежда структурата, функциите и организацията на работа на Комисията.</text:p>
      <text:h text:style-name="P7" text:outline-level="2"><text:soft-page-break/><text:span text:style-name="Strong_20_Emphasis"><text:span text:style-name="T2"><text:s/>Компетентни органи</text:span></text:span></text:h>
      <text:p text:style-name="P6">Комисията за защита на личните данни (КЗЛД) е независим надзорен орган, който контролира законосъобразното обработване на лични данни. Нейните функции включват извършване на проверки, разглеждане на жалби, налагане на административни санкции и издаване на указания. </text:p>
      <text:p text:style-name="P6">Европейският комитет по защита на данните (EDPB) осигурява единното прилагане на GDPR в държавите членки, като издава насоки, добри практики и задължителни решения при спорове между националните регулатори.</text:p>
      <text:p text:style-name="P6">Длъжностното лице по защита на данните (DPO) консултира администратора или обработващия, подпомага оценките на въздействието (DPIA) и служи като контактна точка с надзорните органи.</text:p>
      <text:p text:style-name="P6"><text:span text:style-name="T3">Субекти </text:span><text:span text:style-name="T4">в обработването</text:span></text:p>
      <text:p text:style-name="P8">„Администратор“ на лични данни е физическо или юридическо лице, което самостоятелно или съвместно с други определя целите и средствата за обработване на лични данни (чл. 4, т. 7 GDPR).</text:p>
      <text:p text:style-name="P8">„Обработващ лични данни“ е лице, което обработва лични данни от името на администратора и по негово възлагане (чл. 4, т. 8 GDPR).</text:p>
      <text:p text:style-name="P8">„Субект на данни“ е лице, което може да бъде идентифицирано пряко или непряко чрез различни идентификатори (чл. 4, т. 1 GDPR).</text:p>
      <text:p text:style-name="P9">Основни понятия</text:p>
      <text:p text:style-name="P10">„Лични данни“ – информация, чрез която човек може да бъде идентифициран пряко или непряко (име, идентификатор, местоположение и др.). (чл. 4, т. 1 GDPR)</text:p>
      <text:p text:style-name="P11"><text:tab/>„Псевдонимизация“ – обработване на лични данни така, че без допълнителна информация те да не могат да бъдат свързани с конкретно лице. (чл. 4, т. 5 GDPR)</text:p>
      <text:p text:style-name="P12"><text:tab/>„Анонимизация“ – обработване на данни така, че идентифициране на лице да не е възможно с разумни средства; анонимните данни не попадат в обхвата на GDPR. (<text:span text:style-name="T5">с</text:span>ъображение 26 GDPR)</text:p>
      <text:p text:style-name="P13"><text:span text:style-name="Strong_20_Emphasis"><text:span text:style-name="T6"><text:tab/>Ненормативни източници</text:span></text:span></text:p>
      <text:p text:style-name="P14"><text:soft-page-break/><text:span text:style-name="T7">З</text:span>ащитата на личните данни се подпомага от редица добри практики, технически стандарти и експертни препоръки. Становищата на Европейския комитет по защита на данните (EDPB) и други специализирани документи имат ключова роля за определяне на подходите за анонимизация и псевдонимизация.</text:p>
      <text:p text:style-name="P14">Opinion 05/2014 на Работната група по чл. 29 представя основните техники за анонимизация и рисковете от повторна идентификация. </text:p>
      <text:p text:style-name="P14">Оценката на въздействието върху защитата на данните (DPIA), регламентирана в чл. 35 GDPR, представлява анализ на рисковете при дейности с висок интензитет на обработване.</text:p>
      <text:p text:style-name="P14">В технически аспект широко се използват криптографски методи като хеширане (SHA-256) и криптиране (AES-256), които позволяват ефективна псевдонимизация. </text:p>
      <text:p text:style-name="P15"><text:span text:style-name="Strong_20_Emphasis"><text:span text:style-name="T8">Bolognini, L., Bistolfi, C. Pseudonymization and impacts of Big Data processing in the transition from the Directive 95/46/EC to the new EU GDPR. В: Computer Law &amp; Security Review, Том 33, Бр. 2, 2017, стр. 171–181. ISSN 0267-3649.</text:span></text:span></text:p>
      <text:p text:style-name="P16"><text:s/>Самото решение</text:p>
      <text:p text:style-name="P17"><text:span text:style-name="T9">Много публични регистри са достъпни във формат CSV, което позволява лесна обработка чрез програми като Microsoft Excel. По-сложни техники </text:span><text:span text:style-name="T10">могат да се реализират чрез </text:span><text:span text:style-name="T9">езици като Python. Макар да предоставя</text:span><text:span text:style-name="T11">т</text:span><text:span text:style-name="T9"> </text:span><text:span text:style-name="T10">свобода</text:span><text:span text:style-name="T9">, </text:span><text:span text:style-name="T11">тези</text:span><text:span text:style-name="T9"> подход изисква допълнителни знания и време за разработка.</text:span></text:p>
      <text:p text:style-name="P8">С цел улесняване на процеса беше създаден уеб инструмент, който автоматизира обработката на CSV файлове. Приложението предлага следните функции:</text:p>
      <text:list text:style-name="L1">
        <text:list-item>
          <text:p text:style-name="P18"><text:span text:style-name="Strong_20_Emphasis"><text:span text:style-name="T12">Съкращаване</text:span></text:span><text:span text:style-name="T12"> — трансформиране на имена в инициали.</text:span></text:p>
        </text:list-item>
        <text:list-item>
          <text:p text:style-name="P18"><text:span text:style-name="Strong_20_Emphasis"><text:span text:style-name="T12">Хеширане</text:span></text:span><text:span text:style-name="T12"> — <text:s/></text:span><text:span text:style-name="T13">еднопосочна функция;</text:span><text:span text:style-name="T12"> генерира се допълнителен файл с ключ.</text:span></text:p>
        </text:list-item>
        <text:list-item>
          <text:p text:style-name="P18"><text:span text:style-name="Strong_20_Emphasis"><text:span text:style-name="T12">Изместване</text:span></text:span><text:span text:style-name="T12"> — замяна на знаци със съседни</text:span></text:p>
        </text:list-item>
        <text:list-item>
          <text:p text:style-name="P18"><text:span text:style-name="Strong_20_Emphasis"><text:span text:style-name="T12">Скриване</text:span></text:span><text:span text:style-name="T12"> — премахване на чувствителни стойности (анонимизация).</text:span></text:p>
        </text:list-item>
        <text:list-item>
          <text:p text:style-name="P18"><text:span text:style-name="Strong_20_Emphasis"><text:span text:style-name="T12">Честота</text:span></text:span><text:span text:style-name="T12"> — извеждане на статистика за уникални стойности в колоната.</text:span></text:p>
        </text:list-item>
        <text:list-item>
          <text:p text:style-name="P18"><text:span text:style-name="Strong_20_Emphasis"><text:span text:style-name="T12">ID-мапинг</text:span></text:span><text:span text:style-name="T12"> — замяна на данни с уникален идентификатор, придружен от таблица на съответствията.</text:span></text:p>
        </text:list-item>
      </text:list>
      <text:p text:style-name="P19"><text:soft-page-break/><text:span text:style-name="T14">Платформата</text:span><text:span text:style-name="T12"> е разработен</text:span><text:span text:style-name="T14">а</text:span><text:span text:style-name="T12"> с HTML, CSS и JavaScript и използва библиотеките </text:span><text:span text:style-name="Strong_20_Emphasis"><text:span text:style-name="T12">PapaParse</text:span></text:span><text:span text:style-name="T12"> и </text:span><text:span text:style-name="Strong_20_Emphasis"><text:span text:style-name="T12">Crypto.js</text:span></text:span><text:span text:style-name="T12">. Достъпен е на адрес:<text:line-break/></text:span><text:a xlink:type="simple" xlink:href="https://www.eguardian.dev/SPAIT/" text:style-name="Internet_20_link" text:visited-style-name="Visited_20_Internet_20_Link"><text:span text:style-name="Strong_20_Emphasis"><text:span text:style-name="T12">https://www.eguardian.dev/SPAIT/</text:span></text:span></text:a></text:p>
      <text:p text:style-name="P20"><text:span text:style-name="Strong_20_Emphasis"><text:span text:style-name="T15">SWOT </text:span></text:span><text:span text:style-name="Strong_20_Emphasis"><text:span text:style-name="T16">анализ</text:span></text:span></text:p>
      <text:p text:style-name="P21"><text:span text:style-name="Strong_20_Emphasis"><text:span text:style-name="T17">Хеширането е еднопосочно преобразуване; изместването позволява обратимост при наличие на ключ. ID-мапингът използва отделна таблица за съпоставяне, а скриването на данни осигурява пълна анонимизация при елиминиране на риска от идентификация.</text:span></text:span></text:p>
      <text:p text:style-name="P22"><text:tab/>Някои методи изискват допълнителни елементи като ключове, броя измествания или таблици за съпоставяне, което увеличава административната тежест и създава нови уязвимости. При скриването има риск от загуба на информация.</text:p>
      <text:p text:style-name="P22"><text:tab/>Комбинацията от методи позволява различни нива на сигурност според нуждите. Достъпът може да бъде ограничен до лица с необходимите ключове или таблици, което подобрява контрола върху данните.</text:p>
      <text:p text:style-name="P22"><text:tab/>Методи като изместването са уязвими към brute-force атаки, а технологичен напредък може да отслаби някои алгоритми. Неправилното съхранение на ключове или таблици може да доведе до загуба или изтичане на информация.</text:p>
      <text:p text:style-name="P21"><text:span text:style-name="Strong_20_Emphasis"><text:span text:style-name="T17"/></text:span></text:p>
      <text:p text:style-name="P23"><text:span text:style-name="Strong_20_Emphasis"><text:span text:style-name="T18"><text:s/></text:span></text:span><text:span text:style-name="Strong_20_Emphasis"><text:span text:style-name="T19">Заключение</text:span></text:span></text:p>
      <text:p text:style-name="P14">Темата за защитата на личните данни придобива все по-голяма значимост с появата на нови регламенти и технологични предизвикателства. Това обуславя нуждата от познаване както на нормативната рамка, така и на практическите методи за анонимизация и псевдонимизация. Разработеният уеб инструмент демонстрира как често използвани техники като съкращаване, хеширане и ID-мапинг могат да се прилагат бързо и ефективно за повишаване нивото на защи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5:08:17.122896958</meta:creation-date>
    <dc:date>2025-12-10T00:41:03.341119865</dc:date>
    <meta:editing-duration>PT1H13M37S</meta:editing-duration>
    <meta:editing-cycles>23</meta:editing-cycles>
    <meta:generator>LibreOffice/25.8.3.2$Linux_X86_64 LibreOffice_project/580$Build-2</meta:generator>
    <meta:print-date>2025-12-07T16:42:53.134384891</meta:print-date>
    <meta:printed-by>PDF files</meta:printed-by>
    <meta:document-statistic meta:table-count="0" meta:image-count="0" meta:object-count="0" meta:page-count="4" meta:paragraph-count="47" meta:word-count="927" meta:character-count="6672" meta:non-whitespace-character-count="5773"/>
  </office:meta>
</office:document-meta>
</file>